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1pt" style:font-size-asian="11pt" style:font-size-complex="11pt"/>
    </style:style>
    <style:style style:name="P3" style:family="paragraph" style:parent-style-name="R_3d_1.5_20_I_3d_0_20_Just.">
      <style:paragraph-properties fo:margin-left="0cm" fo:margin-right="0cm" fo:margin-top="0cm" fo:margin-bottom="0cm" fo:line-height="100%" fo:text-align="center" style:justify-single-word="false" fo:text-indent="0cm" style:auto-text-indent="false" style:border-line-width="0.002cm 0.035cm 0.002cm" fo:padding="0.049cm" fo:border="0.039cm double #000000" style:shadow="none"/>
      <style:text-properties fo:color="#000000" style:font-name="Tahoma" fo:font-size="10.5pt" fo:font-weight="bold" style:font-size-asian="10.5pt" style:font-weight-asian="bold" style:font-name-complex="Tahoma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ahoma" fo:font-size="10.5pt" fo:language="fr" fo:country="FR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499cm" fo:margin-bottom="0cm" fo:text-align="start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master-page-name="">
      <style:paragraph-properties fo:margin-top="0cm" fo:margin-bottom="0.3cm" fo:text-align="justify" style:justify-single-word="false" style:page-number="auto"/>
      <style:text-properties style:font-name="Tahoma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theme" text:name="T1_theme"/>
        <text:user-field-decl office:value-type="string" office:string-value="pos" text:name="position_projet"/>
        <text:user-field-decl office:value-type="string" office:string-value="libellé" text:name="objet_projet"/>
        <text:user-field-decl office:value-type="string" office:string-value="liste des autres actes" text:name="listeActes"/>
        <text:user-field-decl office:value-type="string" office:string-value="type" text:name="type_seance"/>
      </text:user-field-decls>
      <text:p text:style-name="P1"><text:user-field-get text:name="type_seance">type</text:user-field-get> du <text:user-field-get style:data-style-name="N76" text:name="date_seance">30 décembre 1899</text:user-field-get></text:p>
      <text:p text:style-name="P2">Ordre du jour</text:p>
      <text:p text:style-name="P5"/>
      <text:section text:style-name="Sect1" text:name="Projets">
        <text:p text:style-name="P7"><text:span text:style-name="T1">aff n°</text:span><text:span text:style-name="T1"><text:user-field-get text:name="position_projet">pos</text:user-field-get></text:span><text:span text:style-name="T1"> :</text:span> <text:user-field-get text:name="objet_projet">libellé</text:user-field-get></text:p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hyphenation-ladder-count="no-limit" fo:text-indent="0cm" style:auto-text-indent="false">
        <style:tab-stops/>
      </style:paragraph-properties>
      <style:text-properties style:use-window-font-color="true" style:font-name="Times" fo:font-size="12pt" fo:language="fr" fo:country="FR" style:font-name-asian="Times New Roman" style:font-size-asian="12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mairie de pessac </meta:initial-creator>
    <meta:creation-date>2013-01-02T13:14:59.12</meta:creation-date>
    <dc:date>2013-06-05T10:41:30.52</dc:date>
    <meta:editing-duration>PT21H49M9S</meta:editing-duration>
    <meta:editing-cycles>36</meta:editing-cycles>
    <meta:generator>OpenOffice.org/3.4.1$Win32 OpenOffice.org_project/341m1$Build-9593</meta:generator>
    <meta:printed-by>mairie de pessac </meta:printed-by>
    <meta:print-date>2013-01-24T10:20:46.86</meta:print-date>
    <meta:document-statistic meta:table-count="0" meta:image-count="0" meta:object-count="0" meta:page-count="1" meta:paragraph-count="3" meta:word-count="12" meta:character-count="56"/>
  </office:meta>
</office:document-meta>
</file>